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cm" svg:height="1cm" svg:x="7.5cm" svg:y="2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2cm" svg:height="2cm" svg:x="8.5cm" svg:y="7cm">
          <text:p text:style-name="P1"><text:span text:style-name="T1">i &lt;= 10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" draw:layer="layout" svg:width="5.5cm" svg:height="1cm" svg:x="2.5cm" svg:y="9cm">
          <text:p text:style-name="P1"><text:span text:style-name="T1">Escribir (i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5cm" svg:y1="3cm" svg:x2="9.5cm" svg:y2="4.5cm">
          <text:p text:style-name="P4"/>
        </draw:line>
        <draw:line draw:style-name="gr2" draw:text-style-name="P3" draw:id="id6" draw:layer="layout" svg:x1="9.5cm" svg:y1="5.5cm" svg:x2="9.5cm" svg:y2="7cm">
          <text:p text:style-name="P4"/>
        </draw:line>
        <draw:connector draw:style-name="gr2" draw:text-style-name="P3" draw:layer="layout" svg:x1="8.5cm" svg:y1="7.999cm" svg:x2="5.249cm" svg:y2="9cm" draw:start-shape="id1" draw:start-glue-point="5" draw:end-shape="id2" draw:end-glue-point="5" svg:d="m8500 7999h-3251v1001">
          <text:p text:style-name="P4"/>
        </draw:connector>
        <draw:connector draw:style-name="gr2" draw:text-style-name="P3" draw:layer="layout" svg:x1="10.5cm" svg:y1="7.999cm" svg:x2="10.999cm" svg:y2="14.5cm" draw:start-shape="id1" draw:start-glue-point="7" draw:end-shape="id3" draw:end-glue-point="4" svg:d="m10500 7999h501v3752h-2v2749">
          <text:p text:style-name="P4"/>
        </draw:connector>
        <draw:custom-shape draw:style-name="gr1" draw:text-style-name="P2" draw:id="id3" draw:layer="layout" svg:width="4cm" svg:height="1cm" svg:x="9cm" svg:y="14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2.5cm" svg:height="0.645cm" svg:x="6.5cm" svg:y="7.355cm">
          <draw:text-box>
            <text:p text:style-name="P4"><text:span text:style-name="T1">sí</text:span></text:p>
          </draw:text-box>
        </draw:frame>
        <draw:frame draw:style-name="gr3" draw:text-style-name="P5" draw:layer="layout" svg:width="2.5cm" svg:height="0.645cm" svg:x="11.5cm" svg:y="7.355cm">
          <draw:text-box>
            <text:p text:style-name="P4"><text:span text:style-name="T1">no</text:span></text:p>
          </draw:text-box>
        </draw:frame>
        <draw:custom-shape draw:style-name="gr1" draw:text-style-name="P2" draw:layer="layout" svg:width="4cm" svg:height="1cm" svg:x="7.5cm" svg:y="4.5cm">
          <text:p text:style-name="P1"><text:span text:style-name="T1">i =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4.5cm" svg:height="1cm" svg:x="3cm" svg:y="11.5cm">
          <text:p text:style-name="P1"><text:span text:style-name="T1">i = i +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.249cm" svg:y1="10cm" svg:x2="5.249cm" svg:y2="11.5cm" draw:start-shape="id2" draw:start-glue-point="8" draw:end-shape="id4" draw:end-glue-point="4" svg:d="m5249 10000v1500">
          <text:p text:style-name="P4"/>
        </draw:connector>
        <draw:connector draw:style-name="gr2" draw:text-style-name="P3" draw:id="id5" draw:layer="layout" svg:x1="5.249cm" svg:y1="12.5cm" svg:x2="2.003cm" svg:y2="6.973cm" draw:start-shape="id4" draw:start-glue-point="6" svg:d="m5249 12500v501h-3246v-6028">
          <text:p text:style-name="P4"/>
        </draw:connector>
        <draw:connector draw:style-name="gr2" draw:text-style-name="P3" draw:layer="layout" draw:line-skew="0.752cm" svg:x1="2.003cm" svg:y1="6.973cm" svg:x2="9.5cm" svg:y2="7cm" draw:start-shape="id5" draw:start-glue-point="3" draw:end-shape="id6" draw:end-glue-point="2" svg:d="m2003 6973v27h5372v0h2125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10-01T07:54:44</dc:date>
    <meta:editing-cycles>3</meta:editing-cycles>
    <meta:editing-duration>PT18M30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5"/>
  </office:meta>
</office:document-meta>
</file>